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 Light" fo:font-size="10pt" style:font-size-asian="10pt" style:font-size-complex="10pt"/>
    </style:style>
    <style:style style:name="P3" style:family="paragraph" style:parent-style-name="Heading_20_4">
      <style:paragraph-properties fo:margin-left="0cm" fo:margin-right="0cm" fo:text-indent="-1.524cm" style:auto-text-indent="false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rphogenesis of the outside: </text:h>
      <text:h text:style-name="Heading_20_2" text:outline-level="2">INTRODUCTION</text:h>
      <text:h text:style-name="Heading_20_3" text:outline-level="3">1. What must be established before readers will believe the proposition?</text:h>
      <text:h text:style-name="Heading_20_3" text:outline-level="3">2. What are the meanings of the key words in the proposition? </text:h>
      <text:h text:style-name="P3" text:outline-level="4"><text:tab/>2.1. How has the term been defined by others?</text:h>
      <text:h text:style-name="P3" text:outline-level="4"><text:tab/>2.2. How do you define the term?</text:h>
      <text:h text:style-name="P3" text:outline-level="4"><text:tab/>2.3. What other concepts have been associated with it?</text:h>
      <text:h text:style-name="P3" text:outline-level="4"><text:tab/>2.4. In what ways has this concept affected the lives of people?</text:h>
      <text:h text:style-name="P3" text:outline-level="4"><text:tab/>2.5. How might this concept be changed to work better? </text:h>
      <text:p text:style-name="P2">morphogenesis of an outside: epigenesis </text:p>
      <text:p text:style-name="P2">morphogenis from the outside: intrication, entanglement, co-constitution</text:p>
      <text:h text:style-name="Heading_20_3" text:outline-level="3">3. By what kinds of evidence can the proposition be proved or disproved?</text:h>
      <text:h text:style-name="Heading_20_3" text:outline-level="3">4. What counter-arguments must be confronted and refuted?</text:h>
      <text:h text:style-name="Heading_20_3" text:outline-level="3">5. What are the practical consequences of the proposition?</text:h>
      <text:h text:style-name="Heading_20_4" text:outline-level="4">5.1 Philosophical</text:h>
      <text:h text:style-name="Heading_20_4" text:outline-level="4">5.2 Political</text:h>
      <text:h text:style-name="Heading_20_4" text:outline-level="4">5.3 Society</text:h>
      <text:h text:style-name="Heading_20_2" text:outline-level="2">CONCLUSION</text:h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</meta:initial-creator>
    <meta:creation-date>2015-08-07T00:02:41</meta:creation-date>
    <dc:date>2015-08-07T00:22:33</dc:date>
    <dc:creator>x </dc:creator>
    <meta:editing-duration>PT3M41S</meta:editing-duration>
    <meta:editing-cycles>1</meta:editing-cycles>
    <meta:document-statistic meta:table-count="0" meta:image-count="0" meta:object-count="0" meta:page-count="1" meta:paragraph-count="18" meta:word-count="124" meta:character-count="789" meta:non-whitespace-character-count="666"/>
    <meta:generator>LibreOffice/3.5$Linux_X86_64 LibreOffice_project/350m1$Build-2</meta:generator>
  </office:meta>
</office:document-meta>
</file>